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Before the import</text:p>
      <text:section text:name="PodImportSection1237988398.933096">
        <text:section-source xlink:href="/home/gde/appy/pod/test/temp/fileHandlerImport.odt.temp/docImports/NoPython.odt" text:filter-name="writer8"/>
      </text:section>
      <text:p text:style-name="Standard">After the import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0.5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Tahoma" style:font-size-complex="14pt" style:font-name-asian="DejaVu Sans" fo:font-size="14pt" style:font-name-complex="DejaVu Sans"/>
    </style:style>
    <style:style style:name="List" style:class="list" style:parent-style-name="Text_20_body" style:family="paragraph">
      <style:text-properties style:font-size-asian="12pt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="Tahoma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creator>Gaetan Delannay</dc:creator>
    <dc:date>2009-01-20T17:33:22</dc:date>
    <dc:language>fr-BE</dc:language>
    <meta:editing-cycles>8</meta:editing-cycles>
    <meta:editing-duration>PT46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75"/>
  </office:meta>
</office:document-meta>
</file>